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style:text-underline-style="none" style:font-size-asian="11pt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officeooo:paragraph-rsid="0023731c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text-underline-style="none" style:font-size-asian="11pt" style:font-size-complex="11pt"/>
    </style:style>
    <style:style style:name="P8" style:family="paragraph" style:parent-style-name="Standard">
      <style:text-properties fo:color="#ff0000" style:font-name="Liberation Serif" fo:font-size="11pt" style:font-size-asian="11pt" style:font-size-complex="11pt"/>
    </style:style>
    <style:style style:name="P9" style:family="paragraph" style:parent-style-name="Standard">
      <style:text-properties style:font-name="Liberation Serif" fo:font-size="11pt" style:font-size-asian="11pt" style:font-size-complex="11pt"/>
    </style:style>
    <style:style style:name="P10" style:family="paragraph" style:parent-style-name="Standard">
      <style:text-properties style:font-name="Liberation Serif" fo:font-size="11pt" style:font-size-asian="11pt" style:font-size-complex="11pt"/>
    </style:style>
    <style:style style:name="P11" style:family="paragraph" style:parent-style-name="Standard">
      <style:text-properties style:font-name="Liberation Serif" fo:font-size="11pt" style:text-underline-style="none" style:font-size-asian="11pt" style:font-size-complex="11pt"/>
    </style:style>
    <style:style style:name="P12" style:family="paragraph" style:parent-style-name="Standard">
      <style:text-properties style:font-name="Liberation Serif" fo:font-size="11pt" style:text-underline-style="none" officeooo:paragraph-rsid="001d8fcf" style:font-size-asian="11pt" style:font-size-complex="11pt"/>
    </style:style>
    <style:style style:name="P13" style:family="paragraph" style:parent-style-name="Text_20_body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Liberation Serif" fo:font-size="11pt" style:font-size-asian="11pt" style:font-size-complex="11pt"/>
    </style:style>
    <style:style style:name="P15" style:family="paragraph" style:parent-style-name="Text_20_body" style:list-style-name="L1">
      <style:text-properties style:font-name="Liberation Serif" fo:font-size="11pt" style:font-size-asian="11pt" style:font-size-complex="11pt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1pt" style:font-size-asian="11pt" style:font-size-complex="11pt"/>
    </style:style>
    <style:style style:name="P17" style:family="paragraph" style:parent-style-name="Heading_20_1">
      <style:text-properties style:font-name="Liberation Serif" fo:font-size="11pt" style:font-size-asian="11pt" style:font-size-complex="11pt"/>
    </style:style>
    <style:style style:name="T1" style:family="text">
      <style:text-properties officeooo:rsid="00136e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weight="bold" style:font-weight-asian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weight="bold" style:font-weight-asian="bold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style:font-name="Monospace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" fo:font-weight="bold" style:font-weight-asian="bold"/>
    </style:style>
    <style:style style:name="T19" style:family="text">
      <style:text-properties fo:color="#644632" style:font-name="Monospace" fo:font-size="10pt" fo:font-weight="bold" style:font-size-asian="10pt" style:font-weight-asian="bold"/>
    </style:style>
    <style:style style:name="T20" style:family="text">
      <style:text-properties fo:color="#644632" style:font-name="Monospace" fo:font-weight="bold" style:font-weight-asian="bold"/>
    </style:style>
    <style:style style:name="T21" style:family="text">
      <style:text-properties fo:color="#644632" fo:font-weight="bold" style:font-weight-asian="bold"/>
    </style:style>
    <style:style style:name="T22" style:family="text">
      <style:text-properties fo:color="#644632" style:font-name="Monospace" fo:font-size="10pt" fo:font-weight="bold" style:font-size-asian="10pt" style:font-weight-asian="bold"/>
    </style:style>
    <style:style style:name="T23" style:family="text">
      <style:text-properties fo:color="#644632" style:font-name="Monospace" fo:font-weight="bold" style:font-weight-asian="bold"/>
    </style:style>
    <style:style style:name="T24" style:family="text">
      <style:text-properties fo:color="#005032"/>
    </style:style>
    <style:style style:name="T25" style:family="text">
      <style:text-properties fo:color="#005032" style:font-name="Monospace"/>
    </style:style>
    <style:style style:name="T26" style:family="text">
      <style:text-properties fo:color="#005032" style:font-name="Monospace" fo:font-size="10pt" style:font-size-asian="10pt"/>
    </style:style>
    <style:style style:name="T27" style:family="text">
      <style:text-properties fo:color="#005032" style:font-name="Monospace"/>
    </style:style>
    <style:style style:name="T28" style:family="text">
      <style:text-properties fo:color="#005032" style:font-name="Monospace" fo:font-size="10pt" style:font-size-asian="10pt"/>
    </style:style>
    <style:style style:name="T29" style:family="text">
      <style:text-properties fo:color="#0000c0"/>
    </style:style>
    <style:style style:name="T30" style:family="text">
      <style:text-properties fo:color="#0000c0" style:font-name="Monospace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c0" style:font-name="Monospace"/>
    </style:style>
    <style:style style:name="T33" style:family="text">
      <style:text-properties fo:color="#0000c0" style:font-name="Monospace" fo:font-size="10pt" style:font-size-asian="10pt"/>
    </style:style>
    <style:style style:name="T34" style:family="text">
      <style:text-properties style:font-name="Liberation Serif" fo:font-weight="normal" style:font-weight-asian="normal" style:font-weight-complex="normal"/>
    </style:style>
    <style:style style:name="T35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2a00ff"/>
    </style:style>
    <style:style style:name="T37" style:family="text">
      <style:text-properties fo:color="#2a00ff" style:font-name="Monospace"/>
    </style:style>
    <style:style style:name="T38" style:family="text">
      <style:text-properties fo:color="#2a00ff" style:font-name="Monospace" fo:font-size="10pt" style:font-size-asian="10pt"/>
    </style:style>
    <style:style style:name="T39" style:family="text">
      <style:text-properties fo:color="#3f7f5f"/>
    </style:style>
    <style:style style:name="T40" style:family="text">
      <style:text-properties fo:color="#3f7f5f" style:text-underline-style="solid" style:text-underline-width="auto" style:text-underline-color="font-color"/>
    </style:style>
    <style:style style:name="T41" style:family="text">
      <style:text-properties fo:color="#3f7f5f" style:font-name="Monospace"/>
    </style:style>
    <style:style style:name="T42" style:family="text">
      <style:text-properties fo:color="#3f7f5f" style:font-name="Monospace" fo:font-size="10pt" style:font-size-asian="10pt"/>
    </style:style>
    <style:style style:name="T4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4" style:family="text">
      <style:text-properties fo:color="#3f7f5f" style:font-name="Monospace" style:text-underline-style="solid" style:text-underline-width="auto" style:text-underline-color="font-color"/>
    </style:style>
    <style:style style:name="T45" style:family="text">
      <style:text-properties fo:color="#642880" fo:font-weight="bold" style:font-weight-asian="bold"/>
    </style:style>
    <style:style style:name="T46" style:family="text">
      <style:text-properties fo:color="#642880" style:font-name="Monospace" fo:font-size="10pt" fo:font-weight="bold" style:font-size-asian="10pt" style:font-weight-asian="bold"/>
    </style:style>
    <style:style style:name="T47" style:family="text">
      <style:text-properties fo:color="#642880" style:font-name="Monospace" fo:font-weight="bold" style:font-weight-asian="bold"/>
    </style:style>
    <style:style style:name="T48" style:family="text">
      <style:text-properties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T55" style:family="text">
      <style:text-properties style:font-name="Liberation Serif" fo:font-size="11pt" style:font-size-asian="11pt" style:font-size-complex="11pt"/>
    </style:style>
    <style:style style:name="T56" style:family="text">
      <style:text-properties style:font-name="Liberation Serif" fo:font-weight="normal" style:font-weight-asian="normal" style:font-weight-complex="normal"/>
    </style:style>
    <style:style style:name="T57" style:family="text">
      <style:text-properties style:font-name="Liberation Serif"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T</text:span>emplates</text:h>
      <text:p text:style-name="P13"/>
      <text:p text:style-name="Standard"><text:span text:style-name="T35">A template can be declared within a class or class template; such a template is called a member template. A member template can be defined within or outside its class definition or class template definition. </text:span><text:span text:style-name="Strong_20_Emphasis"><text:span text:style-name="T35">A member template of a class template that is defined outside of its class template definition shall be specified with the template-parameters of the class template followed by the template-parameters of the member template.</text:span></text:span><text:span text:style-name="T35">"</text:span></text:p>
      <text:p text:style-name="P1"/>
      <text:p text:style-name="P1"><text:span text:style-name="T5">template</text:span><text:span text:style-name="T8"> &lt;</text:span><text:span text:style-name="T5">typename</text:span><text:span text:style-name="T8"> </text:span><text:span text:style-name="T21">S</text:span><text:span text:style-name="T8">,</text:span><text:span text:style-name="T5">typename</text:span><text:span text:style-name="T8"> </text:span><text:span text:style-name="T21">T</text:span><text:span text:style-name="T8">&gt;</text:span></text:p>
      <text:p text:style-name="P5"><text:span text:style-name="T5">struct</text:span><text:span text:style-name="T8"> </text:span><text:span text:style-name="T24">Structure</text:span></text:p>
      <text:p text:style-name="P2">{</text:p>
      <text:p text:style-name="P5"><text:span text:style-name="T8"><text:s text:c="2"/></text:span><text:span text:style-name="T21">S</text:span><text:span text:style-name="T8"> </text:span><text:span text:style-name="T29">s</text:span><text:span text:style-name="T8"> ;</text:span></text:p>
      <text:p text:style-name="P5"><text:span text:style-name="T8"><text:s text:c="2"/></text:span><text:span text:style-name="T21">T</text:span><text:span text:style-name="T8"> </text:span><text:span text:style-name="T29">t</text:span><text:span text:style-name="T8"> ;</text:span></text:p>
      <text:p text:style-name="P5"/>
      <text:p text:style-name="P2">} ;</text:p>
      <text:p text:style-name="P5"/>
      <text:p text:style-name="P5"><text:span text:style-name="T5">int</text:span><text:span text:style-name="T8"> </text:span><text:span text:style-name="T13">main</text:span><text:span text:style-name="T8">(</text:span><text:span text:style-name="T5">int</text:span><text:span text:style-name="T8"> argc, </text:span><text:span text:style-name="T5">const</text:span><text:span text:style-name="T8"> </text:span><text:span text:style-name="T5">char</text:span><text:span text:style-name="T8"> * argv[])</text:span></text:p>
      <text:p text:style-name="P2">{</text:p>
      <text:p text:style-name="P5"><text:span text:style-name="T8"><text:s text:c="2"/></text:span><text:span text:style-name="T24">Structure</text:span><text:span text:style-name="T8">&lt;</text:span><text:span text:style-name="T5">int</text:span><text:span text:style-name="T8">,</text:span><text:span text:style-name="T5">double</text:span><text:span text:style-name="T8">&gt; ss ;</text:span></text:p>
      <text:p text:style-name="P5"><text:span text:style-name="T8"><text:s text:c="2"/>ss.</text:span><text:span text:style-name="T29">s</text:span><text:span text:style-name="T8"> = 200 ;</text:span></text:p>
      <text:p text:style-name="P5"><text:span text:style-name="T8"><text:s text:c="2"/>ss.</text:span><text:span text:style-name="T29">t</text:span><text:span text:style-name="T8"> = 5.4 ;</text:span></text:p>
      <text:p text:style-name="P5"/>
      <text:p text:style-name="P5"><text:span text:style-name="T8"><text:s text:c="2"/></text:span><text:span text:style-name="T5">return</text:span><text:span text:style-name="T8"> 1;</text:span></text:p>
      <text:p text:style-name="P2">}</text:p>
      <text:p text:style-name="P1"/>
      <text:p text:style-name="P14">A <text:span text:style-name="T2">template expression parameter </text:span>is a parameter that does not substitute for a type, but is instead replaced by a value. An expression parameter can be any of the following:</text:p>
      <text:list xml:id="list3784382977784264273" text:style-name="L1">
        <text:list-item>
          <text:p text:style-name="P16">A value that has an integral type or enumeration </text:p>
        </text:list-item>
        <text:list-item>
          <text:p text:style-name="P16">A pointer or reference to an object </text:p>
        </text:list-item>
        <text:list-item>
          <text:p text:style-name="P16">A pointer or reference to a function </text:p>
        </text:list-item>
        <text:list-item>
          <text:p text:style-name="P15">A pointer or reference to a class member function </text:p>
        </text:list-item>
      </text:list>
      <text:p text:style-name="P1"><text:span text:style-name="T5">#include</text:span><text:span text:style-name="T8"> </text:span><text:span text:style-name="T36">&lt;iostream&gt;</text:span></text:p>
      <text:p text:style-name="P5"><text:span text:style-name="T5">#include</text:span><text:span text:style-name="T8"> </text:span><text:span text:style-name="T36">&lt;string.h&gt;</text:span></text:p>
      <text:p text:style-name="P5"/>
      <text:p text:style-name="P5"><text:span text:style-name="T5">template</text:span><text:span text:style-name="T8"> &lt;</text:span><text:span text:style-name="T5">typename</text:span><text:span text:style-name="T8"> </text:span><text:span text:style-name="T21">T</text:span><text:span text:style-name="T8">, </text:span><text:span text:style-name="T5">int</text:span><text:span text:style-name="T8"> </text:span><text:span text:style-name="T21">nSize</text:span><text:span text:style-name="T8">&gt; </text:span><text:span text:style-name="T39">// nSize is the expression parameter</text:span></text:p>
      <text:p text:style-name="P5"><text:span text:style-name="T5">class</text:span><text:span text:style-name="T8"> </text:span><text:span text:style-name="T24">Buffer</text:span></text:p>
      <text:p text:style-name="P2">{</text:p>
      <text:p text:style-name="P5"><text:span text:style-name="T5">private</text:span><text:span text:style-name="T8">:</text:span></text:p>
      <text:p text:style-name="P5"><text:span text:style-name="T8"><text:s text:c="4"/></text:span><text:span text:style-name="T39">// The expression parameter controls the size of the array</text:span></text:p>
      <text:p text:style-name="P5"><text:span text:style-name="T8"><text:s text:c="4"/></text:span><text:span text:style-name="T21">T</text:span><text:span text:style-name="T8"> </text:span><text:span text:style-name="T29">m_atBuffer</text:span><text:span text:style-name="T8">[</text:span><text:span text:style-name="T21">nSize</text:span><text:span text:style-name="T8">];</text:span></text:p>
      <text:p text:style-name="P5"/>
      <text:p text:style-name="P5"><text:span text:style-name="T5">public</text:span><text:span text:style-name="T8">:</text:span></text:p>
      <text:p text:style-name="P5"><text:span text:style-name="T8"><text:s text:c="4"/></text:span><text:span text:style-name="T21">T</text:span><text:span text:style-name="T8">* </text:span><text:span text:style-name="T13">GetBuffer</text:span><text:span text:style-name="T8">() { </text:span><text:span text:style-name="T5">return</text:span><text:span text:style-name="T8"> </text:span><text:span text:style-name="T29">m_atBuffer</text:span><text:span text:style-name="T8">; }</text:span></text:p>
      <text:p text:style-name="P5"/>
      <text:p text:style-name="P5"><text:span text:style-name="T8"><text:s text:c="4"/></text:span><text:span text:style-name="T21">T</text:span><text:span text:style-name="T8">&amp; </text:span><text:span text:style-name="T13">operator[]</text:span><text:span text:style-name="T8">(</text:span><text:span text:style-name="T5">int</text:span><text:span text:style-name="T8"> nIndex)</text:span></text:p>
      <text:p text:style-name="P2"><text:s text:c="4"/>{</text:p>
      <text:p text:style-name="P5"><text:span text:style-name="T8"><text:s text:c="8"/></text:span><text:span text:style-name="T5">return</text:span><text:span text:style-name="T8"> </text:span><text:span text:style-name="T29">m_atBuffer</text:span><text:span text:style-name="T8">[nIndex];</text:span></text:p>
      <text:p text:style-name="P2"><text:s text:c="4"/>}</text:p>
      <text:p text:style-name="P2">};</text:p>
      <text:p text:style-name="P5"/>
      <text:p text:style-name="P5"><text:span text:style-name="T5">int</text:span><text:span text:style-name="T8"> </text:span><text:span text:style-name="T13">main</text:span><text:span text:style-name="T8">()</text:span></text:p>
      <text:p text:style-name="P2">{</text:p>
      <text:p text:style-name="P5"><text:span text:style-name="T8"><text:s text:c="4"/></text:span><text:span text:style-name="T39">// declare an integer buffer with room for 12 chars</text:span></text:p>
      <text:p text:style-name="P5"><text:soft-page-break/><text:span text:style-name="T8"><text:s text:c="4"/></text:span><text:span text:style-name="T24">Buffer</text:span><text:span text:style-name="T8">&lt;</text:span><text:span text:style-name="T5">int</text:span><text:span text:style-name="T8">, 12&gt; cIntBuffer;</text:span></text:p>
      <text:p text:style-name="P5"/>
      <text:p text:style-name="P5"><text:span text:style-name="T8"><text:s text:c="4"/></text:span><text:span text:style-name="T39">// Fill it up in order, then print it backwards</text:span></text:p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0; nCount &lt; 12; nCount++)</text:span></text:p>
      <text:p text:style-name="P2"><text:s text:c="8"/>cIntBuffer[nCount] = nCount;</text:p>
      <text:p text:style-name="P5"/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11; nCount &gt;= 0; nCount--)</text:span></text:p>
      <text:p text:style-name="P5"><text:span text:style-name="T8"><text:s text:c="8"/>std::cout &lt;&lt; cIntBuffer[nCount] &lt;&lt; </text:span><text:span text:style-name="T36">" "</text:span><text:span text:style-name="T8">;</text:span></text:p>
      <text:p text:style-name="P5"><text:span text:style-name="T8"><text:s text:c="4"/>std::cout &lt;&lt; std::</text:span><text:span text:style-name="T45">endl</text:span><text:span text:style-name="T8">;</text:span></text:p>
      <text:p text:style-name="P5"/>
      <text:p text:style-name="P5"><text:span text:style-name="T8"><text:s text:c="4"/></text:span><text:span text:style-name="T39">// declare a char buffer with room for 31 chars</text:span></text:p>
      <text:p text:style-name="P5"><text:span text:style-name="T8"><text:s text:c="4"/></text:span><text:span text:style-name="T24">Buffer</text:span><text:span text:style-name="T8">&lt;</text:span><text:span text:style-name="T5">char</text:span><text:span text:style-name="T8">,25&gt; cCharBuffer;</text:span></text:p>
      <text:p text:style-name="P5"/>
      <text:p text:style-name="P5"><text:span text:style-name="T8"><text:s text:c="4"/></text:span><text:span text:style-name="T39">// </text:span><text:span text:style-name="T40">strcpy</text:span><text:span text:style-name="T39"> a string into the buffer and print it</text:span></text:p>
      <text:p text:style-name="P5"><text:span text:style-name="T8"><text:s text:c="4"/></text:span><text:span text:style-name="T45">strcpy</text:span><text:span text:style-name="T8">(cCharBuffer.GetBuffer(), </text:span><text:span text:style-name="T36">"Hello there!"</text:span><text:span text:style-name="T8">);</text:span></text:p>
      <text:p text:style-name="P5"><text:span text:style-name="T8"><text:s text:c="4"/>std::cout &lt;&lt; cCharBuffer.GetBuffer() &lt;&lt; std::</text:span><text:span text:style-name="T45">endl</text:span><text:span text:style-name="T8">;</text:span></text:p>
      <text:p text:style-name="P5"/>
      <text:p text:style-name="P5"><text:span text:style-name="T8"><text:s text:c="4"/></text:span><text:span text:style-name="T5">return</text:span><text:span text:style-name="T8"> 0;</text:span></text:p>
      <text:p text:style-name="P2">}</text:p>
      <text:p text:style-name="P8"/>
      <text:p text:style-name="P8"/>
      <text:p text:style-name="P8"/>
      <text:p text:style-name="P8"/>
      <text:p text:style-name="P1"><text:span text:style-name="Strong_20_Emphasis"><text:span text:style-name="T52">Template specialization</text:span></text:span></text:p>
      <text:p text:style-name="P1"/>
      <text:p text:style-name="P11"><text:span text:style-name="T5">template</text:span><text:span text:style-name="T8"> &lt;</text:span><text:span text:style-name="T5">typename</text:span><text:span text:style-name="T8"> </text:span><text:span text:style-name="T21">T</text:span><text:span text:style-name="T8">&gt;</text:span></text:p>
      <text:p text:style-name="P5"><text:span text:style-name="T5">class</text:span><text:span text:style-name="T8"> </text:span><text:span text:style-name="T24">Storage</text:span></text:p>
      <text:p text:style-name="P2">{</text:p>
      <text:p text:style-name="P5"><text:span text:style-name="T5">private</text:span><text:span text:style-name="T8">:</text:span></text:p>
      <text:p text:style-name="P5"><text:span text:style-name="T8"><text:s text:c="4"/></text:span><text:span text:style-name="T21">T</text:span><text:span text:style-name="T8"> </text:span><text:span text:style-name="T29">m_tValue</text:span><text:span text:style-name="T8">;</text:span></text:p>
      <text:p text:style-name="P5"><text:span text:style-name="T5">public</text:span><text:span text:style-name="T8">:</text:span></text:p>
      <text:p text:style-name="P5"><text:span text:style-name="T8"><text:s text:c="4"/></text:span><text:span text:style-name="T13">Storage</text:span><text:span text:style-name="T8">(</text:span><text:span text:style-name="T21">T</text:span><text:span text:style-name="T8"> tValue)</text:span></text:p>
      <text:p text:style-name="P2"><text:s text:c="4"/>{</text:p>
      <text:p text:style-name="P5"><text:span text:style-name="T8"><text:s text:c="9"/></text:span><text:span text:style-name="T29">m_tValue</text:span><text:span text:style-name="T8"> = tValue;</text:span></text:p>
      <text:p text:style-name="P2"><text:s text:c="4"/>}</text:p>
      <text:p text:style-name="P2"><text:s/></text:p>
      <text:p text:style-name="P5"><text:span text:style-name="T8"><text:s text:c="4"/></text:span><text:span text:style-name="T13">~Storage</text:span><text:span text:style-name="T8">()</text:span></text:p>
      <text:p text:style-name="P2"><text:s text:c="4"/>{</text:p>
      <text:p text:style-name="P2"><text:s text:c="4"/>}</text:p>
      <text:p text:style-name="P2"><text:s/></text:p>
      <text:p text:style-name="P5"><text:span text:style-name="T8"><text:s text:c="4"/></text:span><text:span text:style-name="T5">void</text:span><text:span text:style-name="T8"> </text:span><text:span text:style-name="T13">Print</text:span><text:span text:style-name="T8">()</text:span></text:p>
      <text:p text:style-name="P2"><text:s text:c="4"/>{</text:p>
      <text:p text:style-name="P5"><text:span text:style-name="T8"><text:s text:c="8"/>std::cout &lt;&lt; </text:span><text:span text:style-name="T29">m_tValue</text:span><text:span text:style-name="T8"> &lt;&lt; std::endl;</text:span></text:p>
      <text:p text:style-name="P2"><text:s text:c="4"/>}</text:p>
      <text:p text:style-name="P2">};</text:p>
      <text:p text:style-name="P11"/>
      <text:p text:style-name="P12">The template &lt;&gt; tells the compiler that this is a full template specialization (we’re explicitly specifying all of the template types). Some compilers may allow you to omit this, but it’s proper to include it.</text:p>
      <text:p text:style-name="P11"/>
      <text:p text:style-name="P11"><text:span text:style-name="T8"><text:s/></text:span><text:span text:style-name="T5">template</text:span><text:span text:style-name="T8"> &lt;&gt;</text:span></text:p>
      <text:p text:style-name="P7"><text:span text:style-name="T8"><text:s text:c="4"/></text:span><text:span text:style-name="T5">void</text:span><text:span text:style-name="T8"> Storage&lt;</text:span><text:span text:style-name="T5">double</text:span><text:span text:style-name="T8">&gt;::Print()</text:span></text:p>
      <text:p text:style-name="P3"><text:s text:c="4"/>{</text:p>
      <text:p text:style-name="P3"><text:s text:c="8"/>std::cout &lt;&lt; std::scientific &lt;&lt; m_tValue &lt;&lt; std::endl;</text:p>
      <text:p text:style-name="P3"><text:s text:c="4"/>}</text:p>
      <text:p text:style-name="P1"/>
      <text:p text:style-name="P1"/>
      <text:p text:style-name="P1"/>
      <text:p text:style-name="P1"><text:soft-page-break/><text:span text:style-name="Strong_20_Emphasis"><text:span text:style-name="T52">Class template specialization</text:span></text:span></text:p>
      <text:p text:style-name="P1"><text:span text:style-name="Strong_20_Emphasis"><text:span text:style-name="T55"/></text:span></text:p>
      <text:p text:style-name="P1"><text:span text:style-name="T5">#include</text:span><text:span text:style-name="T8"> </text:span><text:span text:style-name="T36">&lt;iostream&gt;</text:span></text:p>
      <text:p text:style-name="P5"><text:span text:style-name="T5">using</text:span><text:span text:style-name="T8"> </text:span><text:span text:style-name="T5">namespace</text:span><text:span text:style-name="T8"> std ;</text:span></text:p>
      <text:p text:style-name="P5"/>
      <text:p text:style-name="P5"><text:span text:style-name="T8"/></text:p>
      <text:p text:style-name="P5"><text:span text:style-name="T5">template</text:span><text:span text:style-name="T8"> &lt;</text:span><text:span text:style-name="T5">typename</text:span><text:span text:style-name="T8"> </text:span><text:span text:style-name="T21">T</text:span><text:span text:style-name="T8">&gt;</text:span></text:p>
      <text:p text:style-name="P5"/>
      <text:p text:style-name="P5"><text:span text:style-name="T5">class</text:span><text:span text:style-name="T8"> </text:span><text:span text:style-name="T24">Storage8</text:span></text:p>
      <text:p text:style-name="P5"><text:span text:style-name="T8">{</text:span></text:p>
      <text:p text:style-name="P5"><text:span text:style-name="T5">private</text:span><text:span text:style-name="T8">:</text:span></text:p>
      <text:p text:style-name="P5"><text:span text:style-name="T8"><text:s text:c="4"/></text:span><text:span text:style-name="T21">T</text:span><text:span text:style-name="T8"> </text:span><text:span text:style-name="T29">m_tType</text:span><text:span text:style-name="T8">[8];</text:span></text:p>
      <text:p text:style-name="P5"/>
      <text:p text:style-name="P5"><text:span text:style-name="T5">public</text:span><text:span text:style-name="T8">:</text:span></text:p>
      <text:p text:style-name="P5"><text:span text:style-name="T8"><text:s text:c="4"/></text:span><text:span text:style-name="T5">void</text:span><text:span text:style-name="T8"> </text:span><text:span text:style-name="T13">Set</text:span><text:span text:style-name="T8">(</text:span><text:span text:style-name="T5">int</text:span><text:span text:style-name="T8"> nIndex, </text:span><text:span text:style-name="T5">const</text:span><text:span text:style-name="T8"> </text:span><text:span text:style-name="T21">T</text:span><text:span text:style-name="T8"> &amp;tType)</text:span></text:p>
      <text:p text:style-name="P5"><text:span text:style-name="T8"><text:s text:c="4"/>{</text:span></text:p>
      <text:p text:style-name="P5"><text:span text:style-name="T8"><text:s text:c="8"/></text:span><text:span text:style-name="T29">m_tType</text:span><text:span text:style-name="T8">[nIndex] = tType;</text:span></text:p>
      <text:p text:style-name="P5"><text:span text:style-name="T8"><text:s text:c="4"/>}</text:span></text:p>
      <text:p text:style-name="P5"/>
      <text:p text:style-name="P5"><text:span text:style-name="T8"><text:s text:c="4"/></text:span><text:span text:style-name="T5">const</text:span><text:span text:style-name="T8"> </text:span><text:span text:style-name="T21">T</text:span><text:span text:style-name="T8">&amp; </text:span><text:span text:style-name="T13">Get</text:span><text:span text:style-name="T8">(</text:span><text:span text:style-name="T5">int</text:span><text:span text:style-name="T8"> nIndex)</text:span></text:p>
      <text:p text:style-name="P5"><text:span text:style-name="T8"><text:s text:c="4"/>{</text:span></text:p>
      <text:p text:style-name="P5"><text:span text:style-name="T8"><text:s text:c="8"/></text:span><text:span text:style-name="T5">return</text:span><text:span text:style-name="T8"> </text:span><text:span text:style-name="T29">m_tType</text:span><text:span text:style-name="T8">[nIndex];</text:span></text:p>
      <text:p text:style-name="P5"><text:span text:style-name="T8"><text:s text:c="4"/>}</text:span></text:p>
      <text:p text:style-name="P5"><text:span text:style-name="T8">};</text:span></text:p>
      <text:p text:style-name="P5"/>
      <text:p text:style-name="P5"><text:span text:style-name="T8"/></text:p>
      <text:p text:style-name="P5"><text:span text:style-name="T5">template</text:span><text:span text:style-name="T8"> &lt;&gt; </text:span><text:span text:style-name="T39">// the following is a template class with no </text:span><text:span text:style-name="T40">templated</text:span><text:span text:style-name="T39"> parameters</text:span></text:p>
      <text:p text:style-name="P6"><text:span text:style-name="T5">class</text:span><text:span text:style-name="T8"> </text:span><text:span text:style-name="T24">Storage8</text:span><text:span text:style-name="T8">&lt;</text:span><text:span text:style-name="T5">bool</text:span><text:span text:style-name="T8">&gt; </text:span><text:span text:style-name="T39">// we're specializing Storage8 for </text:span><text:span text:style-name="T40">bool , </text:span><text:span text:style-name="Strong_20_Emphasis"><text:span text:style-name="T40">Class template specialization</text:span></text:span></text:p>
      <text:p text:style-name="P5"><text:span text:style-name="T8">{</text:span></text:p>
      <text:p text:style-name="P5"><text:span text:style-name="T39">// What follows is just standard class implementation details</text:span></text:p>
      <text:p text:style-name="P5"><text:span text:style-name="T5">private</text:span><text:span text:style-name="T8">:</text:span></text:p>
      <text:p text:style-name="P5"><text:span text:style-name="T8"><text:s text:c="4"/></text:span><text:span text:style-name="T5">unsigned</text:span><text:span text:style-name="T8"> </text:span><text:span text:style-name="T5">char</text:span><text:span text:style-name="T8"> </text:span><text:span text:style-name="T29">m_tType</text:span><text:span text:style-name="T8">;</text:span></text:p>
      <text:p text:style-name="P5"/>
      <text:p text:style-name="P5"><text:span text:style-name="T5">public</text:span><text:span text:style-name="T8">:</text:span></text:p>
      <text:p text:style-name="P5"><text:span text:style-name="T8"><text:s text:c="4"/></text:span><text:span text:style-name="T5">void</text:span><text:span text:style-name="T8"> </text:span><text:span text:style-name="T13">Set</text:span><text:span text:style-name="T8">(</text:span><text:span text:style-name="T5">int</text:span><text:span text:style-name="T8"> nIndex, </text:span><text:span text:style-name="T5">bool</text:span><text:span text:style-name="T8"> tType)</text:span></text:p>
      <text:p text:style-name="P5"><text:span text:style-name="T8"><text:s text:c="4"/>{</text:span></text:p>
      <text:p text:style-name="P5"><text:span text:style-name="T8"><text:s text:c="8"/></text:span><text:span text:style-name="T39">// Figure out which bit we're setting/</text:span><text:span text:style-name="T40">unsetting</text:span></text:p>
      <text:p text:style-name="P5"><text:span text:style-name="T8"><text:s text:c="8"/></text:span><text:span text:style-name="T39">// This will put a 1 in the bit we're interested in turning on/off</text:span></text:p>
      <text:p text:style-name="P5"><text:span text:style-name="T8"><text:s text:c="8"/></text:span><text:span text:style-name="T5">unsigned</text:span><text:span text:style-name="T8"> </text:span><text:span text:style-name="T5">char</text:span><text:span text:style-name="T8"> nMask = 1 &lt;&lt; nIndex;</text:span></text:p>
      <text:p text:style-name="P5"/>
      <text:p text:style-name="P5"><text:span text:style-name="T8"><text:s text:c="8"/></text:span><text:span text:style-name="T5">if</text:span><text:span text:style-name="T8"> (tType) <text:s/></text:span><text:span text:style-name="T39">// If we're setting a bit</text:span></text:p>
      <text:p text:style-name="P5"><text:span text:style-name="T8"><text:s text:c="12"/></text:span><text:span text:style-name="T29">m_tType</text:span><text:span text:style-name="T8"> |= nMask; <text:s/></text:span><text:span text:style-name="T39">// Use bitwise-or to turn that bit on</text:span></text:p>
      <text:p text:style-name="P5"><text:span text:style-name="T8"><text:s text:c="8"/></text:span><text:span text:style-name="T5">else</text:span><text:span text:style-name="T8"> <text:s/></text:span><text:span text:style-name="T39">// if we're turning a bit off</text:span></text:p>
      <text:p text:style-name="P5"><text:span text:style-name="T8"><text:s text:c="12"/></text:span><text:span text:style-name="T29">m_tType</text:span><text:span text:style-name="T8"> &amp;= ~nMask; <text:s/></text:span><text:span text:style-name="T39">// bitwise-and the inverse mask to turn that bit off</text:span></text:p>
      <text:p text:style-name="P5"><text:span text:style-name="T8"><text:tab/>}</text:span></text:p>
      <text:p text:style-name="P5"/>
      <text:p text:style-name="P5"><text:span text:style-name="T8"><text:s text:c="4"/></text:span><text:span text:style-name="T5">bool</text:span><text:span text:style-name="T8"> </text:span><text:span text:style-name="T13">Get</text:span><text:span text:style-name="T8">(</text:span><text:span text:style-name="T5">int</text:span><text:span text:style-name="T8"> nIndex)</text:span></text:p>
      <text:p text:style-name="P5"><text:span text:style-name="T8"><text:s text:c="4"/>{</text:span></text:p>
      <text:p text:style-name="P5"><text:span text:style-name="T8"><text:s text:c="8"/></text:span><text:span text:style-name="T39">// Figure out which bit we're getting</text:span></text:p>
      <text:p text:style-name="P5"><text:span text:style-name="T8"><text:s text:c="8"/></text:span><text:span text:style-name="T5">unsigned</text:span><text:span text:style-name="T8"> </text:span><text:span text:style-name="T5">char</text:span><text:span text:style-name="T8"> nMask = 1 &lt;&lt; nIndex;</text:span></text:p>
      <text:p text:style-name="P5"><text:span text:style-name="T8"><text:s text:c="8"/></text:span><text:span text:style-name="T39">// bitwise-and to get the value of the bit we're interested in</text:span></text:p>
      <text:p text:style-name="P5"><text:span text:style-name="T8"><text:s text:c="8"/></text:span><text:span text:style-name="T39">// Then implicit cast to boolean</text:span></text:p>
      <text:p text:style-name="P5"><text:span text:style-name="T8"><text:s text:c="8"/></text:span><text:span text:style-name="T5">return</text:span><text:span text:style-name="T8"> </text:span><text:span text:style-name="T29">m_tType</text:span><text:span text:style-name="T8"> &amp; nMask;</text:span></text:p>
      <text:p text:style-name="P5"><text:span text:style-name="T8"><text:s text:c="4"/>}</text:span></text:p>
      <text:p text:style-name="P5"><text:span text:style-name="T8">};</text:span></text:p>
      <text:p text:style-name="P5"/>
      <text:p text:style-name="P5"/>
      <text:p text:style-name="P5"><text:soft-page-break/><text:span text:style-name="T5">int</text:span><text:span text:style-name="T8"> </text:span><text:span text:style-name="T13">main</text:span><text:span text:style-name="T8">()</text:span></text:p>
      <text:p text:style-name="P5"><text:span text:style-name="T8">{</text:span></text:p>
      <text:p text:style-name="P5"><text:span text:style-name="T8"><text:s text:c="4"/></text:span><text:span text:style-name="T39">// Define a Storage8 for integers</text:span></text:p>
      <text:p text:style-name="P5"><text:span text:style-name="T8"><text:s text:c="4"/></text:span><text:span text:style-name="T24">Storage8</text:span><text:span text:style-name="T8">&lt;</text:span><text:span text:style-name="T5">int</text:span><text:span text:style-name="T8">&gt; cIntStorage;</text:span></text:p>
      <text:p text:style-name="P5"/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0; nCount&lt;8; nCount++)</text:span></text:p>
      <text:p text:style-name="P5"><text:span text:style-name="T8"><text:s text:c="8"/>cIntStorage.Set(nCount, nCount);</text:span></text:p>
      <text:p text:style-name="P5"/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0; nCount&lt;8; nCount++)</text:span></text:p>
      <text:p text:style-name="P5"><text:span text:style-name="T8"><text:s text:c="8"/>std::cout &lt;&lt; cIntStorage.Get(nCount) &lt;&lt; std::</text:span><text:span text:style-name="T45">endl</text:span><text:span text:style-name="T8">;</text:span></text:p>
      <text:p text:style-name="P5"/>
      <text:p text:style-name="P5"><text:span text:style-name="T8"><text:s text:c="4"/></text:span><text:span text:style-name="T39">// Define a Storage8 for </text:span><text:span text:style-name="T40">bool</text:span></text:p>
      <text:p text:style-name="P5"><text:span text:style-name="T8"><text:s text:c="4"/></text:span><text:span text:style-name="T24">Storage8</text:span><text:span text:style-name="T8">&lt;</text:span><text:span text:style-name="T5">bool</text:span><text:span text:style-name="T8">&gt; cBoolStorage;</text:span></text:p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0; nCount&lt;8; nCount++)</text:span></text:p>
      <text:p text:style-name="P5"><text:span text:style-name="T8"><text:s text:c="8"/>cBoolStorage.Set(nCount, nCount &amp; 3);</text:span></text:p>
      <text:p text:style-name="P5"/>
      <text:p text:style-name="P5"><text:span text:style-name="T8"><text:s text:c="4"/></text:span><text:span text:style-name="T5">for</text:span><text:span text:style-name="T8"> (</text:span><text:span text:style-name="T5">int</text:span><text:span text:style-name="T8"> nCount=0; nCount&lt;8; nCount++)</text:span></text:p>
      <text:p text:style-name="P5"><text:span text:style-name="T8"><text:s text:c="8"/>std::cout &lt;&lt; (cBoolStorage.Get(nCount) ? </text:span><text:span text:style-name="T36">"true"</text:span><text:span text:style-name="T8"> : </text:span><text:span text:style-name="T36">"false"</text:span><text:span text:style-name="T8">) &lt;&lt; std::</text:span><text:span text:style-name="T45">endl</text:span><text:span text:style-name="T8">;</text:span></text:p>
      <text:p text:style-name="P5"/>
      <text:p text:style-name="P5"><text:span text:style-name="T8"><text:s text:c="4"/></text:span><text:span text:style-name="T5">return</text:span><text:span text:style-name="T8"> 0;</text:span></text:p>
      <text:p text:style-name="P5"><text:span text:style-name="T8">}</text:span></text:p>
      <text:p text:style-name="P1"/>
      <text:p text:style-name="P1"/>
      <text:h text:style-name="P17" text:outline-level="1">Partial template specialization</text:h>
      <text:p text:style-name="P1"><text:span text:style-name="T5">#include</text:span><text:span text:style-name="T36">&lt;iostream&gt;</text:span></text:p>
      <text:p text:style-name="P5"><text:span text:style-name="T5">#include</text:span><text:span text:style-name="T36">&lt;cstring&gt;</text:span></text:p>
      <text:p text:style-name="P5"><text:span text:style-name="T5">using</text:span><text:span text:style-name="T8"> </text:span><text:span text:style-name="T5">namespace</text:span><text:span text:style-name="T8"> std;</text:span></text:p>
      <text:p text:style-name="P5"><text:span text:style-name="T5">template</text:span><text:span text:style-name="T8"> &lt;</text:span><text:span text:style-name="T5">typename</text:span><text:span text:style-name="T8"> </text:span><text:span text:style-name="T21">T</text:span><text:span text:style-name="T8">, </text:span><text:span text:style-name="T5">int</text:span><text:span text:style-name="T8"> </text:span><text:span text:style-name="T21">nSize</text:span><text:span text:style-name="T8">&gt; </text:span><text:span text:style-name="T39">// nSize is the expression parameter</text:span></text:p>
      <text:p text:style-name="P5"><text:span text:style-name="T5">class</text:span><text:span text:style-name="T8"> </text:span><text:span text:style-name="T24">Buffer</text:span></text:p>
      <text:p text:style-name="P5"><text:span text:style-name="T8">{</text:span></text:p>
      <text:p text:style-name="P5"><text:span text:style-name="T5">private</text:span><text:span text:style-name="T8">:</text:span></text:p>
      <text:p text:style-name="P5"><text:span text:style-name="T8"><text:s text:c="4"/></text:span><text:span text:style-name="T39">// The expression parameter controls the size of the array</text:span></text:p>
      <text:p text:style-name="P5"><text:span text:style-name="T8"><text:s text:c="4"/></text:span><text:span text:style-name="T21">T</text:span><text:span text:style-name="T8"> </text:span><text:span text:style-name="T29">m_atBuffer</text:span><text:span text:style-name="T8">[</text:span><text:span text:style-name="T21">nSize</text:span><text:span text:style-name="T8">];</text:span></text:p>
      <text:p text:style-name="P5"/>
      <text:p text:style-name="P5"><text:span text:style-name="T5">public</text:span><text:span text:style-name="T8">:</text:span></text:p>
      <text:p text:style-name="P5"><text:span text:style-name="T8"><text:s text:c="4"/></text:span><text:span text:style-name="T21">T</text:span><text:span text:style-name="T8">* </text:span><text:span text:style-name="T13">GetBuffer</text:span><text:span text:style-name="T8">() { </text:span><text:span text:style-name="T5">return</text:span><text:span text:style-name="T8"> </text:span><text:span text:style-name="T29">m_atBuffer</text:span><text:span text:style-name="T8">; }</text:span></text:p>
      <text:p text:style-name="P5"/>
      <text:p text:style-name="P5"><text:span text:style-name="T8"><text:s text:c="4"/></text:span><text:span text:style-name="T21">T</text:span><text:span text:style-name="T8">&amp; </text:span><text:span text:style-name="T13">operator[]</text:span><text:span text:style-name="T8">(</text:span><text:span text:style-name="T5">int</text:span><text:span text:style-name="T8"> nIndex)</text:span></text:p>
      <text:p text:style-name="P5"><text:span text:style-name="T8"><text:s text:c="4"/>{</text:span></text:p>
      <text:p text:style-name="P5"><text:span text:style-name="T8"><text:s text:c="8"/></text:span><text:span text:style-name="T5">return</text:span><text:span text:style-name="T8"> </text:span><text:span text:style-name="T29">m_atBuffer</text:span><text:span text:style-name="T8">[nIndex];</text:span></text:p>
      <text:p text:style-name="P5"><text:span text:style-name="T8"><text:s text:c="4"/>}</text:span></text:p>
      <text:p text:style-name="P5"><text:span text:style-name="T8">};</text:span></text:p>
      <text:p text:style-name="P5"/>
      <text:p text:style-name="P5"><text:span text:style-name="T39">/*template &lt;typename T, </text:span><text:span text:style-name="T40">int</text:span><text:span text:style-name="T39"> nSize&gt;</text:span></text:p>
      <text:p text:style-name="P5"><text:span text:style-name="T39">void PrintBufferString(Buffer&lt;T, nSize&gt; &amp;rcBuf) // every type <text:s/>could make problem</text:span></text:p>
      <text:p text:style-name="P5"><text:span text:style-name="T39">{</text:span></text:p>
      <text:p text:style-name="P5"><text:span text:style-name="T39"><text:s text:c="4"/></text:span><text:span text:style-name="T40">std</text:span><text:span text:style-name="T39">::</text:span><text:span text:style-name="T40">cout</text:span><text:span text:style-name="T39"> &lt;&lt; rcBuf.GetBuffer() &lt;&lt; </text:span><text:span text:style-name="T40">std</text:span><text:span text:style-name="T39">::</text:span><text:span text:style-name="T40">endl</text:span><text:span text:style-name="T39">;</text:span></text:p>
      <text:p text:style-name="P5"><text:span text:style-name="T39">}*/</text:span></text:p>
      <text:p text:style-name="P5"/>
      <text:p text:style-name="P5"/>
      <text:p text:style-name="P5"><text:span text:style-name="T5">template</text:span><text:span text:style-name="T8">&lt;</text:span><text:span text:style-name="T5">int</text:span><text:span text:style-name="T8"> </text:span><text:span text:style-name="T21">nSize</text:span><text:span text:style-name="T8">&gt;</text:span></text:p>
      <text:p text:style-name="P5"><text:span text:style-name="T5">void</text:span><text:span text:style-name="T8"> </text:span><text:span text:style-name="T13">PrintBufferString</text:span><text:span text:style-name="T8">(</text:span><text:span text:style-name="T24">Buffer</text:span><text:span text:style-name="T8">&lt;</text:span><text:span text:style-name="T5">char</text:span><text:span text:style-name="T8">, </text:span><text:span text:style-name="T21">nSize</text:span><text:span text:style-name="T8">&gt; &amp;rcBuf) </text:span></text:p>
      <text:p text:style-name="P5"><text:span text:style-name="T39">// <text:s/>we’ve explicitly declared that this function will only work for Buffers of type char</text:span></text:p>
      <text:p text:style-name="P5"><text:span text:style-name="T8">{</text:span></text:p>
      <text:p text:style-name="P5"><text:span text:style-name="T8"><text:tab/>std::cout &lt;&lt; rcBuf.GetBuffer() &lt;&lt; std::endl;</text:span></text:p>
      <text:p text:style-name="P5"><text:span text:style-name="T8">}</text:span></text:p>
      <text:p text:style-name="P5"><text:soft-page-break/></text:p>
      <text:p text:style-name="P5"><text:span text:style-name="T5">int</text:span><text:span text:style-name="T8"> </text:span><text:span text:style-name="T13">main</text:span><text:span text:style-name="T8">()</text:span></text:p>
      <text:p text:style-name="P5"><text:span text:style-name="T8">{</text:span></text:p>
      <text:p text:style-name="P5"><text:span text:style-name="T8"><text:s text:c="4"/></text:span><text:span text:style-name="T39">// declare a char buffer</text:span></text:p>
      <text:p text:style-name="P5"><text:span text:style-name="T8"><text:s text:c="4"/></text:span><text:span text:style-name="T24">Buffer</text:span><text:span text:style-name="T8">&lt;</text:span><text:span text:style-name="T5">char</text:span><text:span text:style-name="T8">, 10&gt; cChar10Buffer;</text:span></text:p>
      <text:p text:style-name="P5"/>
      <text:p text:style-name="P5"><text:span text:style-name="T8"><text:s text:c="4"/></text:span><text:span text:style-name="T39">// copy a value into the buffer</text:span></text:p>
      <text:p text:style-name="P5"><text:span text:style-name="T8"><text:s text:c="4"/></text:span><text:span text:style-name="T45">strcpy</text:span><text:span text:style-name="T8">(cChar10Buffer.GetBuffer(), </text:span><text:span text:style-name="T36">"Ten"</text:span><text:span text:style-name="T8">);</text:span></text:p>
      <text:p text:style-name="P5"/>
      <text:p text:style-name="P5"><text:span text:style-name="T8"><text:s text:c="4"/></text:span><text:span text:style-name="T39">// Print the value</text:span></text:p>
      <text:p text:style-name="P5"><text:span text:style-name="T8"><text:s text:c="8"/>PrintBufferString(cChar10Buffer);</text:span></text:p>
      <text:p text:style-name="P5"/>
      <text:p text:style-name="P5"><text:span text:style-name="T8"><text:s text:c="4"/></text:span><text:span text:style-name="T5">return</text:span><text:span text:style-name="T8"> 0;</text:span></text:p>
      <text:p text:style-name="P5"><text:span text:style-name="T8">}</text:span></text:p>
      <text:p text:style-name="P1"/>
      <text:p text:style-name="P1"><text:span text:style-name="Strong_20_Emphasis">Partial template specialization for pointers</text:span></text:p>
      <text:p text:style-name="P1"><text:span text:style-name="T10"/></text:p>
      <text:p text:style-name="P4"><text:span text:style-name="T10"><text:s/></text:span></text:p>
      <text:p text:style-name="P4"><text:span text:style-name="T3">template</text:span><text:span text:style-name="T10"> &lt;</text:span><text:span text:style-name="T3">typename</text:span><text:span text:style-name="T10"> </text:span><text:span text:style-name="T19">T</text:span><text:span text:style-name="T10">&gt;</text:span></text:p>
      <text:p text:style-name="P4"><text:span text:style-name="T3">class</text:span><text:span text:style-name="T10"> </text:span><text:span text:style-name="T17">Storage</text:span><text:span text:style-name="T10">&lt;</text:span><text:span text:style-name="T19">T</text:span><text:span text:style-name="T10">*&gt; </text:span><text:span text:style-name="T42">// this is specialization of Storage that works with pointer types</text:span></text:p>
      <text:p text:style-name="P4"><text:span text:style-name="T10">{</text:span></text:p>
      <text:p text:style-name="P4"><text:span text:style-name="T3">private</text:span><text:span text:style-name="T10">:</text:span></text:p>
      <text:p text:style-name="P4"><text:span text:style-name="T10"><text:s text:c="4"/></text:span><text:span text:style-name="T19">T</text:span><text:span text:style-name="T10">* </text:span><text:span text:style-name="T31">m_tValue</text:span><text:span text:style-name="T10">;</text:span></text:p>
      <text:p text:style-name="P4"><text:span text:style-name="T3">public</text:span><text:span text:style-name="T10">:</text:span></text:p>
      <text:p text:style-name="P4"><text:span text:style-name="T10"><text:s text:c="4"/></text:span><text:span text:style-name="T11">Storage</text:span><text:span text:style-name="T10">(</text:span><text:span text:style-name="T19">T</text:span><text:span text:style-name="T10">* tValue) </text:span><text:span text:style-name="T42">// for pointer type T</text:span></text:p>
      <text:p text:style-name="P4"><text:span text:style-name="T10"><text:s text:c="4"/>{</text:span></text:p>
      <text:p text:style-name="P4"><text:span text:style-name="T10"><text:s text:c="9"/></text:span><text:span text:style-name="T31">m_tValue</text:span><text:span text:style-name="T10"> = </text:span><text:span text:style-name="T3">new</text:span><text:span text:style-name="T10"> </text:span><text:span text:style-name="T19">T</text:span><text:span text:style-name="T10">(*tValue);</text:span></text:p>
      <text:p text:style-name="P4"><text:span text:style-name="T10"><text:s text:c="4"/>}</text:span></text:p>
      <text:p text:style-name="P4"><text:span text:style-name="T10"><text:s/></text:span></text:p>
      <text:p text:style-name="P4"><text:span text:style-name="T10"><text:s text:c="4"/></text:span><text:span text:style-name="T11">~Storage</text:span><text:span text:style-name="T10">()</text:span></text:p>
      <text:p text:style-name="P4"><text:span text:style-name="T10"><text:s text:c="4"/>{</text:span></text:p>
      <text:p text:style-name="P4"><text:span text:style-name="T10"><text:s text:c="8"/></text:span><text:span text:style-name="T3">delete</text:span><text:span text:style-name="T10"> </text:span><text:span text:style-name="T31">m_tValue</text:span><text:span text:style-name="T10">;</text:span></text:p>
      <text:p text:style-name="P4"><text:span text:style-name="T10"><text:s text:c="4"/>}</text:span></text:p>
      <text:p text:style-name="P4"><text:span text:style-name="T10"><text:s/></text:span></text:p>
      <text:p text:style-name="P4"><text:span text:style-name="T10"><text:s text:c="4"/></text:span><text:span text:style-name="T3">void</text:span><text:span text:style-name="T10"> </text:span><text:span text:style-name="T11">Print</text:span><text:span text:style-name="T10">()</text:span></text:p>
      <text:p text:style-name="P4"><text:span text:style-name="T10"><text:s text:c="4"/>{</text:span></text:p>
      <text:p text:style-name="P4"><text:span text:style-name="T10"><text:s text:c="8"/>std::cout &lt;&lt; *</text:span><text:span text:style-name="T31">m_tValue</text:span><text:span text:style-name="T10"> &lt;&lt; std::endl;</text:span></text:p>
      <text:p text:style-name="P4"><text:span text:style-name="T10"><text:s text:c="4"/>}</text:span></text:p>
      <text:p text:style-name="P4"><text:span text:style-name="T10">};</text:span></text:p>
      <text:p text:style-name="P1"><text:span text:style-name="Strong_20_Emphasis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17:06.349749046</meta:creation-date>
    <dc:date>2016-05-11T11:35:47.332733802</dc:date>
    <meta:editing-duration>PT3H10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5" meta:paragraph-count="200" meta:word-count="825" meta:character-count="5682" meta:non-whitespace-character-count="4480"/>
  </office:meta>
</office:document-meta>
</file>